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F00000039EE313478B3CF6106.png" manifest:media-type="image/png"/>
  <manifest:file-entry manifest:full-path="Pictures/10000000000003550000002E9063FFFFE8840373.png" manifest:media-type="image/png"/>
  <manifest:file-entry manifest:full-path="Pictures/100000000000034F00000069E2A19312828E4000.png" manifest:media-type="image/png"/>
  <manifest:file-entry manifest:full-path="Pictures/100000000000034F0000004A039F36DA5D3163A9.png" manifest:media-type="image/png"/>
  <manifest:file-entry manifest:full-path="Pictures/100000000000034F0000003E816464E71E8F372C.png" manifest:media-type="image/png"/>
  <manifest:file-entry manifest:full-path="Pictures/100000000000034F00000064239E563E9C03A21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d6b7"/>
    </style:style>
    <style:style style:name="P2" style:family="paragraph" style:parent-style-name="Text_20_body">
      <style:text-properties officeooo:paragraph-rsid="001c25e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implified Cost Function and Gradient Descent</text:h>
      <text:p text:style-name="Text_20_body"><text:span text:style-name="Strong_20_Emphasis">Note:</text:span> [6:53 - the gradient descent equation should have a 1/m factor]</text:p>
      <text:p text:style-name="Text_20_body">We can compress our cost function's two conditional cases into one case:</text:p>
      <text:p text:style-name="Text_20_body"><draw:frame draw:style-name="fr1" draw:name="Image1" text:anchor-type="as-char" svg:width="6.6929in" svg:height="0.3602in" draw:z-index="0"><draw:image xlink:href="Pictures/10000000000003550000002E9063FFFFE8840373.png" xlink:type="simple" xlink:show="embed" xlink:actuate="onLoad" loext:mime-type="image/png"/></draw:frame></text:p>
      <text:p text:style-name="Text_20_body">Notice that when y is equal to 1, then the second term (1−y)log(1−hθ​(x)) will be zero and will not affect the result. If y is equal to 0, then the first term −ylog(hθ​(x)) will be zero and will not affect the result.</text:p>
      <text:p text:style-name="Text_20_body">We can fully write out our entire cost function as follows:</text:p>
      <text:p text:style-name="Text_20_body"><draw:frame draw:style-name="fr2" draw:name="Image2" text:anchor-type="as-char" svg:width="6.6929in" svg:height="0.4898in" draw:z-index="1"><draw:image xlink:href="Pictures/100000000000034F0000003E816464E71E8F372C.png" xlink:type="simple" xlink:show="embed" xlink:actuate="onLoad" loext:mime-type="image/png"/></draw:frame></text:p>
      <text:p text:style-name="Text_20_body">A vectorized implementation is:</text:p>
      <text:p text:style-name="Text_20_body"><text:span text:style-name="Strong_20_Emphasis"><draw:frame draw:style-name="fr1" draw:name="Image3" text:anchor-type="as-char" svg:width="6.6929in" svg:height="0.5839in" draw:z-index="2"><draw:image xlink:href="Pictures/100000000000034F0000004A039F36DA5D3163A9.png" xlink:type="simple" xlink:show="embed" xlink:actuate="onLoad" loext:mime-type="image/png"/></draw:frame></text:span></text:p>
      <text:h text:style-name="Heading_20_3" text:outline-level="3"><text:span text:style-name="Strong_20_Emphasis">Gradient Descent</text:span></text:h>
      <text:p text:style-name="Text_20_body">Remember that the general form of gradient descent is:</text:p>
      <text:p text:style-name="Text_20_body"><draw:frame draw:style-name="fr3" draw:name="Image4" text:anchor-type="paragraph" svg:width="6.6929in" svg:height="0.7902in" draw:z-index="3"><draw:image xlink:href="Pictures/100000000000034F00000064239E563E9C03A21A.png" xlink:type="simple" xlink:show="embed" xlink:actuate="onLoad" loext:mime-type="image/png"/></draw:frame></text:p>
      <text:p text:style-name="P2">We can work out the derivative part using calculus to get:</text:p>
      <text:p text:style-name="P2"><draw:frame draw:style-name="fr1" draw:name="Image5" text:anchor-type="as-char" svg:width="6.6929in" svg:height="0.8291in" draw:z-index="4"><draw:image xlink:href="Pictures/100000000000034F00000069E2A19312828E4000.png" xlink:type="simple" xlink:show="embed" xlink:actuate="onLoad" loext:mime-type="image/png"/></draw:frame></text:p>
      <text:p text:style-name="Text_20_body">Notice that this algorithm is identical to the one we used in linear regression. We still have to simultaneously update all values in theta.</text:p>
      <text:p text:style-name="Text_20_body">A vectorized implementation is:</text:p>
      <text:p text:style-name="Text_20_body"><draw:frame draw:style-name="fr1" draw:name="Image6" text:anchor-type="as-char" svg:width="6.6929in" svg:height="0.4492in" draw:z-index="5"><draw:image xlink:href="Pictures/100000000000034F00000039EE313478B3CF6106.png" xlink:type="simple" xlink:show="embed" xlink:actuate="onLoad" loext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23:05:24.429027969</meta:creation-date>
    <dc:date>2019-06-21T14:35:02.130090947</dc:date>
    <meta:editing-duration>P1DT16H18M47S</meta:editing-duration>
    <meta:editing-cycles>5</meta:editing-cycles>
    <meta:generator>LibreOffice/6.2.2.2$Linux_X86_64 LibreOffice_project/20$Build-2</meta:generator>
    <meta:document-statistic meta:table-count="0" meta:image-count="6" meta:object-count="0" meta:page-count="1" meta:paragraph-count="16" meta:word-count="108" meta:character-count="792" meta:non-whitespace-character-count="546"/>
  </office:meta>
</office:document-meta>
</file>